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officeooo:rsid="001f582d" officeooo:paragraph-rsid="001f582d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c01a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Создание установщика </text:span><text:span text:style-name="T3">PostgreSQL</text:span><text:span text:style-name="T1"> для </text:span><text:span text:style-name="T3">Windows</text:span></text:p>
      <text:p text:style-name="Standard"><text:span text:style-name="T1">Описание файлов проекта.</text:span></text:p>
      <text:list xml:id="list5561009817192534495" text:style-name="WWNum4">
        <text:list-item>
          <text:p text:style-name="P1"><text:span text:style-name="T1">postgres_x86.nsi – основной файл проекта</text:span></text:p>
        </text:list-item>
        <text:list-item>
          <text:p text:style-name="P1"><text:span text:style-name="T1">postgres32.nsh - заголовочный файл для 32 разрядной версии </text:span><text:span text:style-name="T3">PostgreSQL</text:span></text:p>
        </text:list-item>
        <text:list-item>
          <text:p text:style-name="P1"><text:span text:style-name="T1">postgres64.nsh - заголовочный файл для 64 разрядной версии </text:span><text:span text:style-name="T3">PostgreSQL</text:span></text:p>
        </text:list-item>
        <text:list-item>
          <text:p text:style-name="P1"><text:span text:style-name="T1">pp_header.bmp – оформление, логотип </text:span><text:span text:style-name="T3">PostgresPro</text:span></text:p>
        </text:list-item>
        <text:list-item>
          <text:p text:style-name="P1"><text:span text:style-name="T3">common</text:span><text:span text:style-name="T1">_</text:span><text:span text:style-name="T3">macro</text:span><text:span text:style-name="T1">.</text:span><text:span text:style-name="T3">nsh</text:span><text:span text:style-name="T1">, </text:span><text:span text:style-name="T3">ReplaceInFile</text:span><text:span text:style-name="T1">.</text:span><text:span text:style-name="T3">nsh</text:span><text:span text:style-name="T1">, </text:span><text:span text:style-name="T3">StrRep</text:span><text:span text:style-name="T1">.</text:span><text:span text:style-name="T3">nsh</text:span><text:span text:style-name="T1">, Utf8Converter.nsh</text:span><text:bookmark text:name="_GoBack"/><text:span text:style-name="T1"> – дополнительные функции и макросы</text:span></text:p>
        </text:list-item>
        <text:list-item>
          <text:p text:style-name="P1"><text:span text:style-name="T3">translates</text:span><text:span text:style-name="T1">.</text:span><text:span text:style-name="T3">nsi</text:span><text:span text:style-name="T1"> – русские и английские строки сообщений</text:span></text:p>
        </text:list-item>
        <text:list-item>
          <text:p text:style-name="P1"><text:span text:style-name="T1">pg-psql.ico – значок для ярлыка </text:span><text:span text:style-name="T3">pgsql</text:span></text:p>
        </text:list-item>
        <text:list-item>
          <text:p text:style-name="P1"><text:span text:style-name="T1">Папки с исполняемыми файлами сервера: pgsql для 32 разрядного и pgsql64 для 64 разрядного.</text:span></text:p>
        </text:list-item>
      </text:list>
      <text:p text:style-name="Standard"><text:span text:style-name="T1">Переключение между 32 и 64 разрядной инсталляции осуществляется в основном файле postgres_x86.nsi – со строки !define PG_64bit надо убрать символ комментария в начале.</text:span></text:p>
      <text:p text:style-name="P6"><text:span text:style-name="T4">При создании установщика и</text:span><text:span text:style-name="T1">спользуются следующие расширения NSIS:</text:span></text:p>
      <text:p text:style-name="P6"><text:span text:style-name="T2">1) </text:span><text:span text:style-name="T1">AccessControl и UserMgr</text:span></text:p>
      <text:p text:style-name="P6"><text:span text:style-name="T4">Для использовани </text:span><text:span text:style-name="T1">AccessControl.dll и UserMgr.dll переписать в папки Plugins NSIS ("C:\Program Files\NSIS\Plugins\" )</text:span></text:p>
      <text:p text:style-name="P6"><text:span text:style-name="T1"/></text:p>
      <text:p text:style-name="Standard"><text:span text:style-name="T1">Подготовка к установке:</text:span></text:p>
      <text:list xml:id="list2662522321921086188" text:style-name="WWNum1">
        <text:list-item>
          <text:p text:style-name="P2"><text:span text:style-name="T1">Проверяем существующую установку – функция ChecExistInstall. В реестре "</text:span><text:span text:style-name="T3">SOFTWARE</text:span><text:span text:style-name="T1">\</text:span><text:span text:style-name="T3">PostgreSQL</text:span><text:span text:style-name="T1">\</text:span><text:span text:style-name="T3">Installations</text:span><text:span text:style-name="T1">\</text:span><text:span text:style-name="T3">postgresql</text:span><text:span text:style-name="T1">-9.5" проверяются параметры установки и берутся оттуда значения в случае обновления.</text:span></text:p>
        </text:list-item>
        <text:list-item>
          <text:p text:style-name="P2"><text:span text:style-name="T1">nsDialogServerExist – диалог, который выводится в случае существования сервера. Сообщается, что «Найдена установка сервера PostgresSQL в папке … Эта установка будет обновлена». Параметры сервера и пути установки не запрашиваются.</text:span></text:p>
        </text:list-item>
        <text:list-item>
          <text:p text:style-name="P2"><text:span text:style-name="T1">Если сервер еще не установлен, то запрашиваются 2 пути: для исполняемых файлов </text:span><text:span text:style-name="T3">postgresql</text:span><text:span text:style-name="T1"> и для хранения данных. По умолчанию это "</text:span><text:span text:style-name="T3">C</text:span><text:span text:style-name="T1">:\</text:span><text:span text:style-name="T3">Program</text:span><text:span text:style-name="T1"> </text:span><text:span text:style-name="T3">Files</text:span><text:span text:style-name="T1">\</text:span><text:span text:style-name="T3">PostgreSQL</text:span><text:span text:style-name="T1">\9.5\" (далее $</text:span><text:span text:style-name="T3">INSTDIR</text:span><text:span text:style-name="T1">) для сервера, папка с данными: "C:\Program Files\PostgreSQL\9.5\data\" ($DATA_DIR)</text:span></text:p>
        </text:list-item>
        <text:list-item>
          <text:p text:style-name="P2"><text:soft-page-break/><text:span text:style-name="T1">После ввода пути к данным $DATA_DIR проверяется существование такой папки с помощью функции ChecExistDataDir. Если файл "$DATA_DIR\postgresql.conf" существует, то из него считывается номер порта и выводится сообщение, что "Уже имеется папка с данными $DATA_DIR , порт $TextPort_text . Эта папка будет использована для этой установки сервера."</text:span></text:p>
        </text:list-item>
        <text:list-item>
          <text:p text:style-name="P2"><text:span text:style-name="T1">Если папки с данными нет, то запрашиваются параметры сервера – номер порта, имя и пароль суперпользователя и др. После ввода проверяется соответствие пароля в двух полях. Если пароль не введен или введен русскими буквами, то выводится предупреждение.</text:span></text:p>
        </text:list-item>
        <text:list-item>
          <text:p text:style-name="P2"><text:span text:style-name="T1">Если папки с данными нет, то предлагается оптимизировать параметра сервера исходя из объема оперативной памяти. Функция makeOptimization вычисляет объем памяти (функция getFreeMemory) и меняет 2 параметра: shared_buffers и work_mem по алгоритму: 1</text:span><text:span text:style-name="T3">GB</text:span><text:span text:style-name="T1"> &lt; ОЗУ &lt; 2</text:span><text:span text:style-name="T3">Gb</text:span><text:span text:style-name="T1">- 256MB, 32MB; 2</text:span><text:span text:style-name="T3">GB</text:span><text:span text:style-name="T1"> &lt; ОЗУ &lt; 4</text:span><text:span text:style-name="T3">Gb</text:span><text:span text:style-name="T1"> - 512MB, 64MB; 4</text:span><text:span text:style-name="T3">GB</text:span><text:span text:style-name="T1"> &lt; =ОЗУ <text:s/>1024MB, 128MB</text:span></text:p>
        </text:list-item>
      </text:list>
      <text:p text:style-name="P5"/>
      <text:p text:style-name="Standard"><text:span text:style-name="T1">Процесс установки.</text:span></text:p>
      <text:list xml:id="list3429816007843861064" text:style-name="WWNum2">
        <text:list-item>
          <text:p text:style-name="P3"><text:span text:style-name="T1">Если сервер существует, то останавливаем его, и отменяем регистрацию его службы.</text:span></text:p>
        </text:list-item>
        <text:list-item>
          <text:p text:style-name="P3"><text:span text:style-name="T1">Копируем необходимые файлы в $</text:span><text:span text:style-name="T3">INSTDIR</text:span></text:p>
        </text:list-item>
        <text:list-item>
          <text:p text:style-name="P3"><text:span text:style-name="T1">Создаем в реестре "</text:span><text:span text:style-name="T3">Software</text:span><text:span text:style-name="T1">\</text:span><text:span text:style-name="T3">Microsoft</text:span><text:span text:style-name="T1">\</text:span><text:span text:style-name="T3">Windows</text:span><text:span text:style-name="T1">\</text:span><text:span text:style-name="T3">CurrentVersion</text:span><text:span text:style-name="T1">\</text:span><text:span text:style-name="T3">Uninstall</text:span><text:span text:style-name="T1">\ данные о приложении, чтобы его можно было удалить через панель управления.</text:span></text:p>
        </text:list-item>
        <text:list-item>
          <text:p text:style-name="P3"><text:span text:style-name="T1">Создаем </text:span><text:span text:style-name="T3">BAT</text:span><text:span text:style-name="T1"> файлы для перезагрузки конфигурации, остановки, запуская и перезагрузки сервера.</text:span></text:p>
        </text:list-item>
        <text:list-item>
          <text:p text:style-name="P3"><text:span text:style-name="T1">Создаем ярлык <text:s/>для SQL Shell (psql). Прописываем в реестр HKCU "Console\SQL Shell (psql)" параметры шрифта: <text:s/>Lucida Console и др.</text:span></text:p>
        </text:list-item>
        <text:list-item>
          <text:p text:style-name="P3"><text:span text:style-name="T1">Создаем ярлыки для управления сервером (старт, стоп и др.), затем изменяем их для запуска от имени администратора. </text:span></text:p>
        </text:list-item>
        <text:list-item>
          <text:p text:style-name="P3"><text:span text:style-name="T1">Создаем обычный ярлык для pgAdmin III, для документации создаем Internet Shortcut.</text:span></text:p>
        </text:list-item>
        <text:list-item>
          <text:p text:style-name="P3"><text:span text:style-name="T1">Создаем папку $DATA_DIR, даем полный доступ к папке с данными для службы "NT AUTHORITY\NetworkService" и для текущего пользователя.</text:span></text:p>
        </text:list-item>
        <text:list-item>
          <text:p text:style-name="P3"><text:span text:style-name="T1">Если используется пароль, создается временный текстовый файл с паролем</text:span></text:p>
        </text:list-item>
        <text:list-item>
          <text:p text:style-name="P3"><text:span text:style-name="T1">Запускаем $INSTDIR\bin\initdb.exe с необходимыми параметрами.</text:span></text:p>
        </text:list-item>
        <text:list-item>
          <text:p text:style-name="P3"><text:span text:style-name="T1">Удаляем временный файл с паролем</text:span></text:p>
        </text:list-item>
        <text:list-item>
          <text:p text:style-name="P3"><text:soft-page-break/><text:span text:style-name="T1">Записываем в файл $DATA_DIR\postgresql.conf параметры сервера, номер порта и некоторые другие. Если используем оптимизацию параметров, то записываем рассчитанные параметры в зависимости от объема памяти.</text:span></text:p>
        </text:list-item>
        <text:list-item>
          <text:p text:style-name="P3"><text:span text:style-name="T1">Регистрируем сервис с именем $ServiceID_text с помощью вызова $INSTDIR\bin\pg_ctl.exe" register с нужными параметрами. Запуск сервера будет от имени пользователя "NT AUTHORITY\NetworkService"</text:span></text:p>
        </text:list-item>
        <text:list-item>
          <text:p text:style-name="P3"><text:span text:style-name="T1">В реестр добавляем дополнительные сведения о сервисе HKLM "SYSTEM\CurrentControlSet\Services\$ServiceID_text" – DisplayName, Description</text:span></text:p>
        </text:list-item>
        <text:list-item>
          <text:p text:style-name="P3"><text:span text:style-name="T1">Чтобы сервер запустился, даем полные доступ $DATA_DIR и отдельно для файла "$DATA_DIR\postgresql.conf", так как после предыдущих действий он пересоздавался и к нему мы не получили полный доступ.</text:span></text:p>
        </text:list-item>
        <text:list-item>
          <text:p text:style-name="P3"><text:span text:style-name="T1">Запускаем сервис командой ‘sc start "$ServiceID_text"’ (варианты $INSTDIR\bin\pg_ctl.exe" start и $INSTDIR\bin\pg_ctl.exe" runservice <text:s/>из инсталлятора не проходят).</text:span></text:p>
        </text:list-item>
        <text:list-item>
          <text:p text:style-name="P3"><text:span text:style-name="T1">Далее необходимо выполнить команду на сервере CREATE EXTENSION adminpack; Для этого будем запускать "$INSTDIR\bin\psql.exe". Предыдущие этапы должны пройти без ошибок и сервер должен быть запущен.</text:span></text:p>
        </text:list-item>
        <text:list-item>
          <text:p text:style-name="P3"><text:span text:style-name="T1">Для передачи пароля создаем переменную среды PGPASSWORD с паролем.</text:span></text:p>
        </text:list-item>
        <text:list-item>
          <text:p text:style-name="P3"><text:span text:style-name="T1">Запускаем</text:span><text:span text:style-name="T3"> $INSTDIR\bin\psql.exe -p $TextPort_text -U "$UserName_text" -c "CREATE EXTENSION adminpack;" postgres</text:span></text:p>
        </text:list-item>
        <text:list-item>
          <text:p text:style-name="P3"><text:span text:style-name="T1">Очищаем переменную <text:s/>среды PGPASSWORD с паролем.</text:span></text:p>
        </text:list-item>
      </text:list>
      <text:p text:style-name="Standard"><text:span text:style-name="T1">Отмена установки.</text:span></text:p>
      <text:list xml:id="list1186070930954357647" text:style-name="WWNum3">
        <text:list-item>
          <text:p text:style-name="P4"><text:span text:style-name="T1">Берем параметры установки из реестра - "SOFTWARE\PostgreSQL\Installations\postgresql-9.5" – функция un.ChecExistInstall</text:span></text:p>
        </text:list-item>
        <text:list-item>
          <text:p text:style-name="P4"><text:span text:style-name="T1">Останавливаем сервер '"$INSTDIR\bin\pg_ctl.exe" stop -D "$DATA_DIR" -m fast -w'</text:span></text:p>
        </text:list-item>
        <text:list-item>
          <text:p text:style-name="P4"><text:span text:style-name="T1">Отменяем регистрация сервиса: '"$INSTDIR\bin\pg_ctl.exe" unregister -N "$ServiceID_text"'</text:span></text:p>
        </text:list-item>
        <text:list-item>
          <text:p text:style-name="P4"><text:span text:style-name="T1">Удаляем папки в $INSTDIR</text:span></text:p>
        </text:list-item>
        <text:list-item>
          <text:p text:style-name="P4"><text:span text:style-name="T1">Удаляем параметры в реестре (функция un.DeleteInstallOptions)</text:span></text:p>
        </text:list-item>
        <text:list-item>
          <text:p text:style-name="P4"><text:span text:style-name="T1">Удаляем ярлыки.</text:span></text:p>
        </text:list-item>
        <text:list-item>
          <text:p text:style-name="P4"><text:span text:style-name="T1">Сообщаем, что удаление прошло успешно, папка с данными не была удалена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vs</meta:initial-creator>
    <meta:editing-cycles>30</meta:editing-cycles>
    <meta:print-date>2015-06-08T13:39:00</meta:print-date>
    <meta:creation-date>2015-06-08T08:37:00</meta:creation-date>
    <dc:date>2015-06-15T15:14:15.377000000</dc:date>
    <meta:editing-duration>PT13M3S</meta:editing-duration>
    <meta:generator>LibreOffice/4.4.3.2$Windows_x86 LibreOffice_project/88805f81e9fe61362df02b9941de8e38a9b5fd16</meta:generator>
    <meta:document-statistic meta:table-count="0" meta:image-count="0" meta:object-count="0" meta:page-count="4" meta:paragraph-count="50" meta:word-count="696" meta:character-count="5447" meta:non-whitespace-character-count="48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